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4.548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165in" fo:break-before="page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style:style style:name="ta2" style:family="table" style:master-page-name="PageStyle_5f_THURSDAY">
      <style:table-properties table:display="true" style:writing-mode="lr-tb" tableooo:tab-color="#e4eef8"/>
    </style:style>
    <style:style style:name="ta3" style:family="table" style:master-page-name="PageStyle_5f_FRIDAY">
      <style:table-properties table:display="true" style:writing-mode="lr-tb" tableooo:tab-color="#e4eef8"/>
    </style:style>
    <style:style style:name="ta4" style:family="table" style:master-page-name="PageStyle_5f_SATURDAY">
      <style:table-properties table:display="true" style:writing-mode="lr-tb" tableooo:tab-color="#e4eef8"/>
    </style:style>
    <style:style style:name="ta5" style:family="table" style:master-page-name="PageStyle_5f_PRE-FEST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8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0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1" style:family="table-cell" style:parent-style-name="Default" style:data-style-name="N148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3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24" style:family="table-cell" style:parent-style-name="Default">
      <style:table-cell-properties fo:padding="0.028in"/>
      <style:text-properties style:font-name="Liberation Sans"/>
    </style:style>
    <style:style style:name="ce25" style:family="table-cell" style:parent-style-name="Default">
      <style:text-properties style:font-name="Liberation Sans"/>
    </style:style>
    <style:style style:name="ce26" style:family="table-cell" style:parent-style-name="Default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7" style:family="table-cell" style:parent-style-name="Default" style:data-style-name="N42">
      <style:table-cell-properties fo:background-color="#ffffff"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fo:padding="0.028in"/>
      <style:text-properties style:font-name="Liberation Sans"/>
    </style:style>
    <style:style style:name="ce29" style:family="table-cell" style:parent-style-name="Default">
      <style:table-cell-properties fo:background-color="#ffffff"/>
      <style:text-properties style:font-name="Liberation Sans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31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4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35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36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WEDNESDAY" table:style-name="ta1" table:print-ranges="WEDNESDAY.B2:WEDNESDAY.E2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4"/>
        <table:table-column table:style-name="co7" table:number-columns-repeated="766" table:default-cell-style-name="ce25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CDA 2017 Central Technical Schedule v1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1T13:25:24.310679" calcext:value-type="date">
            <text:p>03/11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WEDNESDAY – MARCH 29<text:span text:style-name="T1">th</text:span>, 2017</text:p>
          </table:table-cell>
          <table:table-cell table:style-name="ce14" office:value-type="string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inner Party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s</text:p>
          </table:table-cell>
          <table:table-cell table:style-name="ce16" office:value-type="string" calcext:value-type="string">
            <text:p>Wichita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When Togetherness won't combine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41, 87</text:p>
          </table:table-cell>
          <table:table-cell table:style-name="ce16" office:value-type="string" calcext:value-type="string">
            <text:p>Lindenwoo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Rejsen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Y(Our) Silence</text:p>
          </table:table-cell>
          <table:table-cell table:style-name="ce16" office:value-type="string" calcext:value-type="string">
            <text:p>Missouri Valley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A prurience for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The Crash</text:p>
          </table:table-cell>
          <table:table-cell table:style-name="ce16" office:value-type="string" calcext:value-type="string">
            <text:p>Metropolitan State University of Denver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Hunt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The Boy from Under and the Broken Girl of the Sky</text:p>
          </table:table-cell>
          <table:table-cell table:style-name="ce16" office:value-type="string" calcext:value-type="string">
            <text:p>Rockford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Occurence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The Promised Land</text:p>
          </table:table-cell>
          <table:table-cell table:style-name="ce16" office:value-type="string" calcext:value-type="string">
            <text:p>Southern Illinois University-Edwardsvill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5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50-6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6:30-9:15</text:p>
          </table:table-cell>
          <table:table-cell table:style-name="ce19" office:value-type="string" calcext:value-type="string">
            <text:p>ADJUDCATION CONCERT 1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15M00S" calcext:value-type="time">
            <text:p>9:1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E$28" table:range-usable-as="print-range"/>
        </table:named-expressions>
      </table:table>
      <table:table table:name="THURSDAY" table:style-name="ta2" table:print-ranges="THURSDAY.B2:THURSDAY.E36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4"/>
        <table:table-column table:style-name="co7" table:number-columns-repeated="766" table:default-cell-style-name="ce25"/>
        <table:table-row table:style-name="ro1">
          <table:table-cell table:style-name="ce26"/>
          <table:table-cell table:style-name="ce27"/>
          <table:table-cell table:style-name="ce26" table:number-columns-repeated="253"/>
          <table:table-cell table:style-name="ce28" table:number-columns-repeated="3"/>
          <table:table-cell table:style-name="ce29" table:number-columns-repeated="766"/>
        </table:table-row>
        <table:table-header-rows>
          <table:table-row table:style-name="ro2">
            <table:table-cell table:style-name="ce2"/>
            <table:table-cell table:style-name="ce5" table:formula="of:=[WEDNESDAY.B2]" office:value-type="string" office:string-value="ACDA 2017 Central Technical Schedule v1" calcext:value-type="string" table:number-columns-spanned="3" table:number-rows-spanned="1">
              <text:p>ACDA 2017 Central Technical Schedule v1</text:p>
            </table:table-cell>
            <table:covered-table-cell table:number-columns-repeated="2" table:style-name="ce12"/>
            <table:table-cell table:style-name="ce22" table:formula="of:=[$'PRE-FEST'.D2]" office:value-type="string" office:string-value="Updated:" calcext:value-type="string">
              <text:p>Updated:</text:p>
            </table:table-cell>
            <table:table-cell table:style-name="ce2" table:number-columns-repeated="1019"/>
          </table:table-row>
          <table:table-row table:style-name="ro3">
            <table:table-cell table:style-name="ce3"/>
            <table:table-cell table:style-name="ce6" table:formula="of:=[$'PRE-FEST'.B3]" office:value-type="string" office:string-value="SUBJECT TO CHANGE" calcext:value-type="string" table:number-columns-spanned="2" table:number-rows-spanned="1">
              <text:p>SUBJECT TO CHANGE</text:p>
            </table:table-cell>
            <table:covered-table-cell table:style-name="ce13"/>
            <table:table-cell table:style-name="ce13"/>
            <table:table-cell table:style-name="ce23" table:formula="of:=[$'PRE-FEST'.D3]" office:value-type="date" office:date-value="2017-03-11T13:25:24.310679" calcext:value-type="date">
              <text:p>03/11/2017</text:p>
            </table:table-cell>
            <table:table-cell table:style-name="ce3" table:number-columns-repeated="1019"/>
          </table:table-row>
          <table:table-row table:style-name="ro4">
            <table:table-cell/>
            <table:table-cell table:style-name="ce7"/>
            <table:table-cell table:style-name="ce14" office:value-type="string" calcext:value-type="string">
              <text:p>THURSDAY – MARCH 30<text:span text:style-name="T1">th</text:span>, 2017</text:p>
            </table:table-cell>
            <table:table-cell table:style-name="ce14" table:formula="of:=[WEDNESDAY.D4]" office:value-type="string" office:string-value="WILNER THEATRE" calcext:value-type="string" table:number-columns-spanned="2" table:number-rows-spanned="1">
              <text:p>WILNER THEATRE</text:p>
            </table:table-cell>
            <table:covered-table-cell table:style-name="ce14"/>
            <table:table-cell table:number-columns-repeated="1019"/>
          </table:table-row>
          <table:table-row table:style-name="ro4">
            <table:table-cell table:style-name="ce3"/>
            <table:table-cell table:style-name="ce8" office:value-type="string" calcext:value-type="string">
              <text:p>TIME</text:p>
            </table:table-cell>
            <table:table-cell table:style-name="ce15" office:value-type="string" calcext:value-type="string">
              <text:p>DANCE PIECE TO TECH</text:p>
            </table:table-cell>
            <table:table-cell table:style-name="ce21" office:value-type="string" calcext:value-type="string">
              <text:p>COLLEGE/UNIVERSITY</text:p>
            </table:table-cell>
            <table:table-cell table:style-name="ce15" office:value-type="string" calcext:value-type="string">
              <text:p>NOTES</text:p>
            </table:table-cell>
            <table:table-cell table:style-name="ce3" table:number-columns-repeated="1019"/>
          </table:table-row>
        </table:table-header-rows>
        <table:table-row table:style-name="ro4">
          <table:table-cell/>
          <table:table-cell table:style-name="ce9" office:value-type="string" calcext:value-type="string">
            <text:p>7:00-7:4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40-8:00</text:p>
          </table:table-cell>
          <table:table-cell table:style-name="ce17" office:value-type="string" calcext:value-type="string">
            <text:p>Weeping Women</text:p>
          </table:table-cell>
          <table:table-cell table:style-name="ce16" office:value-type="string" calcext:value-type="string">
            <text:p>Friend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00-8:20</text:p>
          </table:table-cell>
          <table:table-cell table:style-name="ce17" office:value-type="string" calcext:value-type="string">
            <text:p>Nimbus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20-8:40</text:p>
          </table:table-cell>
          <table:table-cell table:style-name="ce17" office:value-type="string" calcext:value-type="string">
            <text:p>I Shall Wear My Trousers Rolled</text:p>
          </table:table-cell>
          <table:table-cell table:style-name="ce16" office:value-type="string" calcext:value-type="string">
            <text:p>University of Iow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40-8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50-9:10</text:p>
          </table:table-cell>
          <table:table-cell table:style-name="ce17" office:value-type="string" calcext:value-type="string">
            <text:p>Regeneration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10-9:30</text:p>
          </table:table-cell>
          <table:table-cell table:style-name="ce17" office:value-type="string" calcext:value-type="string">
            <text:p>Arise</text:p>
          </table:table-cell>
          <table:table-cell table:style-name="ce16" office:value-type="string" calcext:value-type="string">
            <text:p>St. Gregory's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9:30-9:50</text:p>
          </table:table-cell>
          <table:table-cell table:style-name="ce17" office:value-type="string" calcext:value-type="string">
            <text:p>Descant</text:p>
          </table:table-cell>
          <table:table-cell table:style-name="ce16" office:value-type="string" calcext:value-type="string">
            <text:p>Brookhaven College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9:50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Unnoticed Before: <text:s/>Awake Now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I was in silence</text:p>
          </table:table-cell>
          <table:table-cell table:style-name="ce16" office:value-type="string" calcext:value-type="string">
            <text:p>Webster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2:0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00-12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2:30-2:30</text:p>
          </table:table-cell>
          <table:table-cell table:style-name="ce19" office:value-type="string" calcext:value-type="string">
            <text:p>ADJUDCATION CONCERT 2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30-2:40</text:p>
          </table:table-cell>
          <table:table-cell table:style-name="ce18" office:value-type="string" calcext:value-type="string">
            <text:p>POST-CONCERT 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heavy planet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string" calcext:value-type="string">
            <text:p>Algorithm</text:p>
          </table:table-cell>
          <table:table-cell table:style-name="ce16" office:value-type="string" calcext:value-type="string">
            <text:p>University of Illinois Urbana-Champaig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7" office:value-type="string" calcext:value-type="string">
            <text:p>An Encount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3:5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50-4:10</text:p>
          </table:table-cell>
          <table:table-cell table:style-name="ce17" office:value-type="string" calcext:value-type="string">
            <text:p>The Last Day in December</text:p>
          </table:table-cell>
          <table:table-cell table:style-name="ce16" office:value-type="string" calcext:value-type="string">
            <text:p>Missouri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10-4:30</text:p>
          </table:table-cell>
          <table:table-cell table:style-name="ce17" office:value-type="string" calcext:value-type="string">
            <text:p>Resettle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30-4:50</text:p>
          </table:table-cell>
          <table:table-cell table:style-name="ce17" office:value-type="string" calcext:value-type="string">
            <text:p>Potentially Kinetic</text:p>
          </table:table-cell>
          <table:table-cell table:style-name="ce16" office:value-type="string" calcext:value-type="string">
            <text:p>Illinois State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4:50-5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00-5:20</text:p>
          </table:table-cell>
          <table:table-cell table:style-name="ce17" office:value-type="string" calcext:value-type="string">
            <text:p>My Life Closed Twice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20-5:40</text:p>
          </table:table-cell>
          <table:table-cell table:style-name="ce17" office:value-type="string" calcext:value-type="string">
            <text:p>No Quarter</text:p>
          </table:table-cell>
          <table:table-cell table:style-name="ce16" office:value-type="string" calcext:value-type="string">
            <text:p>Loyola University-Chicag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40-6:0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6:00-7:0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00-7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7:30-9:30</text:p>
          </table:table-cell>
          <table:table-cell table:style-name="ce19" office:value-type="string" calcext:value-type="string">
            <text:p>ADJUDCATION CONCERT 3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1" office:value-type="time" office:time-value="PT21H30M00S" calcext:value-type="time">
            <text:p>9:30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E$38" table:range-usable-as="print-range"/>
        </table:named-expressions>
      </table:table>
      <table:table table:name="FRIDAY" table:style-name="ta3" table:print-ranges="FRIDAY.B2:FRIDAY.E28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4"/>
        <table:table-column table:style-name="co7" table:number-columns-repeated="766" table:default-cell-style-name="ce25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formula="of:=[WEDNESDAY.B2]" office:value-type="string" office:string-value="ACDA 2017 Central Technical Schedule v1" calcext:value-type="string" table:number-columns-spanned="3" table:number-rows-spanned="1">
            <text:p>ACDA 2017 Central Technical Schedule v1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6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1T13:25:24.310679" calcext:value-type="date">
            <text:p>03/11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7"/>
          <table:table-cell table:style-name="ce14" office:value-type="string" calcext:value-type="string">
            <text:p>FRIDAY – MARCH 31st, 2017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8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9" office:value-type="string" calcext:value-type="string">
            <text:p>9:00-10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00-10:20</text:p>
          </table:table-cell>
          <table:table-cell table:style-name="ce17" office:value-type="string" calcext:value-type="string">
            <text:p>Des Puemes de Prevert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20-10:40</text:p>
          </table:table-cell>
          <table:table-cell table:style-name="ce17" office:value-type="string" calcext:value-type="string">
            <text:p>Grounded Dove</text:p>
          </table:table-cell>
          <table:table-cell table:style-name="ce16" office:value-type="string" calcext:value-type="string">
            <text:p>Washington Universit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0:40-11:00</text:p>
          </table:table-cell>
          <table:table-cell table:style-name="ce17" office:value-type="string" calcext:value-type="string">
            <text:p>on how to be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1:00-11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10-11:30</text:p>
          </table:table-cell>
          <table:table-cell table:style-name="ce17" office:value-type="string" calcext:value-type="string">
            <text:p>But when are we going to paint the apartment?</text:p>
          </table:table-cell>
          <table:table-cell table:style-name="ce16" office:value-type="string" calcext:value-type="string">
            <text:p>University of Nebraska-Lincoln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30-11:50</text:p>
          </table:table-cell>
          <table:table-cell table:style-name="ce17" office:value-type="string" calcext:value-type="string">
            <text:p>Wild Hear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1:50-12:10</text:p>
          </table:table-cell>
          <table:table-cell table:style-name="ce17" office:value-type="string" calcext:value-type="string">
            <text:p>Grout</text:p>
          </table:table-cell>
          <table:table-cell table:style-name="ce16" office:value-type="string" calcext:value-type="string">
            <text:p>BYU-Idaho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12:10-1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10-1:30</text:p>
          </table:table-cell>
          <table:table-cell table:style-name="ce17" office:value-type="string" calcext:value-type="string">
            <text:p>Itchy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30-1:50</text:p>
          </table:table-cell>
          <table:table-cell table:style-name="ce17" office:value-type="string" calcext:value-type="string">
            <text:p>After</text:p>
          </table:table-cell>
          <table:table-cell table:style-name="ce16" office:value-type="string" calcext:value-type="string">
            <text:p>University of Nebraska-Kearney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1:50-2:10</text:p>
          </table:table-cell>
          <table:table-cell table:style-name="ce17" office:value-type="string" calcext:value-type="string">
            <text:p>Under the skin</text:p>
          </table:table-cell>
          <table:table-cell table:style-name="ce16" office:value-type="string" calcext:value-type="string">
            <text:p>University of Tuls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2:10-2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20-2:40</text:p>
          </table:table-cell>
          <table:table-cell table:style-name="ce17" office:value-type="string" calcext:value-type="string">
            <text:p>UnTAPped Potential</text:p>
          </table:table-cell>
          <table:table-cell table:style-name="ce16" office:value-type="string" calcext:value-type="string">
            <text:p>University of Kansas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2:40-3:00</text:p>
          </table:table-cell>
          <table:table-cell table:style-name="ce17" office:value-type="string" calcext:value-type="string">
            <text:p>Saltwaters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00-3:20</text:p>
          </table:table-cell>
          <table:table-cell table:style-name="ce17" office:value-type="float" office:value="1346" calcext:value-type="float">
            <text:p>1346</text:p>
          </table:table-cell>
          <table:table-cell table:style-name="ce16" office:value-type="string" calcext:value-type="string">
            <text:p>University of Central Oklahoma</text:p>
          </table:table-cell>
          <table:table-cell table:style-name="ce16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3:20-3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3:40-4:50</text:p>
          </table:table-cell>
          <table:table-cell table:style-name="ce18" office:value-type="string" calcext:value-type="string">
            <text:p>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4:50-5:3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5:30-8:00</text:p>
          </table:table-cell>
          <table:table-cell table:style-name="ce19" office:value-type="string" calcext:value-type="string">
            <text:p>ADJUDCATION CONCERT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string" calcext:value-type="string">
            <text:p>8:00-8:15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9" office:value-type="string" calcext:value-type="string">
            <text:p>8:15-9:45</text:p>
          </table:table-cell>
          <table:table-cell table:style-name="ce19" office:value-type="string" calcext:value-type="string">
            <text:p>ADJUDCATION FEEDBACK 4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10" office:value-type="time" office:time-value="PT21H45M00S" calcext:value-type="time">
            <text:p>09:45 PM</text:p>
          </table:table-cell>
          <table:table-cell table:style-name="ce18" office:value-type="string" calcext:value-type="string">
            <text:p>END OF DAY</text:p>
          </table:table-cell>
          <table:table-cell table:style-name="ce18"/>
          <table:table-cell table:style-name="ce18" office:value-type="string" calcext:value-type="string">
            <text:p>END OF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E$36" table:range-usable-as="print-range"/>
        </table:named-expressions>
      </table:table>
      <table:table table:name="SATURDAY" table:style-name="ta4" table:print-ranges="SATURDAY.B2:SATURDAY.E2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4"/>
        <table:table-column table:style-name="co7" table:number-columns-repeated="766" table:default-cell-style-name="ce25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0" table:formula="of:=[WEDNESDAY.B2]" office:value-type="string" office:string-value="ACDA 2017 Central Technical Schedule v1" calcext:value-type="string" table:number-columns-spanned="3" table:number-rows-spanned="1">
            <text:p>ACDA 2017 Central Technical Schedule v1</text:p>
          </table:table-cell>
          <table:covered-table-cell table:number-columns-repeated="2"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19"/>
        </table:table-row>
        <table:table-row table:style-name="ro3">
          <table:table-cell table:style-name="ce3"/>
          <table:table-cell table:style-name="ce31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13"/>
          <table:table-cell table:style-name="ce23" table:formula="of:=[$'PRE-FEST'.D3]" office:value-type="date" office:date-value="2017-03-11T13:25:24.310679" calcext:value-type="date">
            <text:p>03/11/2017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2"/>
          <table:table-cell table:style-name="ce14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4" table:formula="of:=[WEDNESDAY.D4]" office:value-type="string" office:string-value="WILNER THEATRE" calcext:value-type="string" table:number-columns-spanned="2" table:number-rows-spanned="1">
            <text:p>WILNER THEATRE</text:p>
          </table:table-cell>
          <table:covered-table-cell table:style-name="ce14"/>
          <table:table-cell table:number-columns-repeated="1019"/>
        </table:table-row>
        <table:table-row table:style-name="ro4">
          <table:table-cell table:style-name="ce3"/>
          <table:table-cell table:style-name="ce33" office:value-type="string" calcext:value-type="string">
            <text:p>TIME</text:p>
          </table:table-cell>
          <table:table-cell table:style-name="ce15" office:value-type="string" calcext:value-type="string">
            <text:p>DANCE PIECE TO TECH</text:p>
          </table:table-cell>
          <table:table-cell table:style-name="ce21" office:value-type="string" calcext:value-type="string">
            <text:p>COLLEGE/UNIVERSITY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19"/>
        </table:table-row>
        <table:table-row table:style-name="ro4">
          <table:table-cell/>
          <table:table-cell table:style-name="ce34" office:value-type="string" calcext:value-type="string">
            <text:p>10:00-11:00</text:p>
          </table:table-cell>
          <table:table-cell table:style-name="ce16" office:value-type="string" calcext:value-type="string">
            <text:p>Technical Reset (CREW ONLY) - If Required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11:00-11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11:20-11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11:40-12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2:00-12:1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12:10-1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12:30-1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12:50-1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1:10-2:10</text:p>
          </table:table-cell>
          <table:table-cell table:style-name="ce18" office:value-type="string" calcext:value-type="string">
            <text:p>LUNCH</text:p>
          </table:table-cell>
          <table:table-cell table:style-name="ce18"/>
          <table:table-cell table:style-name="ce18" office:value-type="string" calcext:value-type="string">
            <text:p>LUNCH</text:p>
          </table:table-cell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2:10-2:3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2:30-2:5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2:50-3:1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3:10-3:2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3:20-3:4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3:40-4:0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4:00-4:20</text:p>
          </table:table-cell>
          <table:table-cell table:style-name="ce16" table:number-columns-repeated="3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4:20-4:40</text:p>
          </table:table-cell>
          <table:table-cell table:style-name="ce16" office:value-type="string" calcext:value-type="string">
            <text:p>Technical Reset (CREW ONLY)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4:40-6:20</text:p>
          </table:table-cell>
          <table:table-cell table:style-name="ce18" office:value-type="string" calcext:value-type="string">
            <text:p>EXTENDED DINNER</text:p>
          </table:table-cell>
          <table:table-cell table:style-name="ce18"/>
          <table:table-cell table:style-name="ce18" office:value-type="string" calcext:value-type="string">
            <text:p>DINNER</text:p>
          </table:table-cell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6:20-7:00</text:p>
          </table:table-cell>
          <table:table-cell table:style-name="ce16" office:value-type="string" calcext:value-type="string">
            <text:p>B/O Check </text:p>
            <text:p>→ House Open</text:p>
          </table:table-cell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34" office:value-type="string" calcext:value-type="string">
            <text:p>7:00-9:45</text:p>
          </table:table-cell>
          <table:table-cell table:style-name="ce19" office:value-type="string" calcext:value-type="string">
            <text:p>GALA CONCERT</text:p>
          </table:table-cell>
          <table:table-cell table:style-name="ce19"/>
          <table:table-cell table:style-name="ce16"/>
          <table:table-cell table:number-columns-repeated="1019"/>
        </table:table-row>
        <table:table-row table:style-name="ro4">
          <table:table-cell/>
          <table:table-cell table:style-name="ce35" office:value-type="string" calcext:value-type="string">
            <text:p>9:45-10:00</text:p>
          </table:table-cell>
          <table:table-cell table:style-name="ce18" office:value-type="string" calcext:value-type="string">
            <text:p>Buffer/Break</text:p>
          </table:table-cell>
          <table:table-cell table:style-name="ce18"/>
          <table:table-cell table:style-name="ce18" office:value-type="string" calcext:value-type="string">
            <text:p>Buffer/Break</text:p>
          </table:table-cell>
          <table:table-cell table:number-columns-repeated="1019"/>
        </table:table-row>
        <table:table-row table:style-name="ro4">
          <table:table-cell/>
          <table:table-cell table:style-name="ce35" office:value-type="float" office:value="0.916666666666667" calcext:value-type="float">
            <text:p>10:00 PM</text:p>
          </table:table-cell>
          <table:table-cell table:style-name="ce18" office:value-type="string" calcext:value-type="string">
            <text:p>GALA RECEPTION</text:p>
          </table:table-cell>
          <table:table-cell table:style-name="ce18"/>
          <table:table-cell table:style-name="ce18" office:value-type="string" calcext:value-type="string">
            <text:p>GALA RECEP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E$31" table:range-usable-as="print-range"/>
        </table:named-expressions>
      </table:table>
      <table:table table:name="PRE-FEST" table:style-name="ta5" table:print-ranges="'PRE-FEST'.B2:'PRE-FEST'.D1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4"/>
        <table:table-column table:style-name="co7" table:number-columns-repeated="767" table:default-cell-style-name="ce25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0" table:formula="of:=[WEDNESDAY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2"/>
          <table:table-cell table:style-name="ce36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1" office:value-type="string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NOW()" office:value-type="date" office:date-value="2017-03-11T13:25:24.310679" calcext:value-type="date">
            <text:p>03/1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2"/>
          <table:table-cell table:style-name="ce14" office:value-type="string" calcext:value-type="string">
            <text:p>SATURDAY – MARCH 25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3" office:value-type="string" calcext:value-type="string">
            <text:p>TIME</text:p>
          </table:table-cell>
          <table:table-cell table:style-name="ce15" office:value-type="string" calcext:value-type="string">
            <text:p>WILNER THEATRE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4" office:value-type="string" calcext:value-type="string">
            <text:p>9:00-1:00</text:p>
          </table:table-cell>
          <table:table-cell table:style-name="ce16" office:value-type="string" calcext:value-type="string">
            <text:p>Fit Up / Hang Lighting and Sound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string" calcext:value-type="string">
            <text:p>1:00-2:00</text:p>
          </table:table-cell>
          <table:table-cell table:number-columns-repeated="2" table:style-name="ce18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34" office:value-type="string" calcext:value-type="string">
            <text:p>2:00-5:00</text:p>
          </table:table-cell>
          <table:table-cell table:style-name="ce16" office:value-type="string" calcext:value-type="string">
            <text:p>Fit Up / Hang Lighting and Sound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4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2"/>
          <table:table-cell table:style-name="ce14" office:value-type="string" calcext:value-type="string">
            <text:p>SUNDAY – MARCH 26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4" office:value-type="string" calcext:value-type="string">
            <text:p>1:00-5:00</text:p>
          </table:table-cell>
          <table:table-cell table:style-name="ce16" office:value-type="string" calcext:value-type="string">
            <text:p>Focus Lighting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4" office:value-type="string" calcext:value-type="string">
            <text:p>5:00-TBA</text:p>
          </table:table-cell>
          <table:table-cell table:style-name="ce16" office:value-type="string" calcext:value-type="string">
            <text:p>Troubleshooting - Ben Roose and Brianna Baxley Only (if required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4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2"/>
          <table:table-cell table:style-name="ce14" office:value-type="string" calcext:value-type="string">
            <text:p>MONDAY / TUESDAY - MARCH 27th / 28<text:span text:style-name="T1">th</text:span>, 2017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34" office:value-type="string" calcext:value-type="string">
            <text:p>9:30-11:00</text:p>
          </table:table-cell>
          <table:table-cell table:style-name="ce16" office:value-type="string" calcext:value-type="string">
            <text:p>WSU Dancers to Lay Dance Floor (Monday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4" office:value-type="string" calcext:value-type="string">
            <text:p>Mon-Tues</text:p>
          </table:table-cell>
          <table:table-cell table:style-name="ce16" office:value-type="string" calcext:value-type="string">
            <text:p>Ben and Brianna to Troubleshoot and Clean Up Prior to Festival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4"/>
          <table:table-cell table:style-name="ce16" table:number-columns-repeated="2"/>
          <table:table-cell table:number-columns-repeated="1020"/>
        </table:table-row>
        <table:table-row table:style-name="ro4">
          <table:table-cell/>
          <table:table-cell table:style-name="ce35"/>
          <table:table-cell table:style-name="ce18" office:value-type="string" calcext:value-type="string">
            <text:p>END OF PRE-FESTIVAL FIT UP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18" table:range-usable-as="print-range"/>
        </table:named-expressions>
      </table:table>
      <table:table table:name="SUNDAY" table:style-name="ta4" table:print-ranges="SUNDAY.B2:SUNDAY.D10">
        <office:forms form:automatic-focus="false" form:apply-design-mode="false"/>
        <table:shapes>
          <draw:frame draw:z-index="0" draw:name="Image 1" draw:style-name="gr1" draw:text-style-name="P1" svg:width="0.713in" svg:height="0.3181in" svg:x="0.4339in" svg:y="2.7323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5" table:default-cell-style-name="ce1"/>
        <table:table-column table:style-name="co6" table:number-columns-repeated="250" table:default-cell-style-name="ce1"/>
        <table:table-column table:style-name="co7" table:number-columns-repeated="3" table:default-cell-style-name="ce24"/>
        <table:table-column table:style-name="co7" table:number-columns-repeated="767" table:default-cell-style-name="ce25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0" table:formula="of:=[WEDNESDAY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2"/>
          <table:table-cell table:style-name="ce22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31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3"/>
          <table:table-cell table:style-name="ce23" table:formula="of:=[$'PRE-FEST'.D3]" office:value-type="date" office:date-value="2017-03-11T13:25:24.310679" calcext:value-type="date">
            <text:p>03/11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2"/>
          <table:table-cell table:style-name="ce14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3"/>
          <table:table-cell table:style-name="ce33" office:value-type="string" calcext:value-type="string">
            <text:p>TIME</text:p>
          </table:table-cell>
          <table:table-cell table:style-name="ce15" office:value-type="string" calcext:value-type="string">
            <text:p>WILNER THEATRE (Technical Rehearsals/Concerts)</text:p>
          </table:table-cell>
          <table:table-cell table:style-name="ce15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34" office:value-type="string" calcext:value-type="string">
            <text:p>1:00-5:00</text:p>
          </table:table-cell>
          <table:table-cell table:style-name="ce16" office:value-type="string" calcext:value-type="string">
            <text:p>Strike (Crew and WSU Dancers)</text:p>
          </table:table-cell>
          <table:table-cell table:style-name="ce16"/>
          <table:table-cell table:number-columns-repeated="1020"/>
        </table:table-row>
        <table:table-row table:style-name="ro4">
          <table:table-cell/>
          <table:table-cell table:style-name="ce35" office:value-type="float" office:value="0.708333333333333" calcext:value-type="float">
            <text:p>5:00 PM</text:p>
          </table:table-cell>
          <table:table-cell table:style-name="ce18" office:value-type="string" calcext:value-type="string">
            <text:p>END OF ACDA 2017 CONFERENCE</text:p>
          </table:table-cell>
          <table:table-cell table:style-name="ce1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table:number-columns-spanned="1" table:number-rows-spanned="2"/>
          <table:table-cell table:style-name="ce38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39"/>
          <table:table-cell table:number-columns-repeated="1020"/>
        </table:table-row>
        <table:table-row table:style-name="ro1">
          <table:table-cell/>
          <table:covered-table-cell/>
          <table:table-cell table:style-name="ce38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39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6" table:number-rows-repeated="2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3:19:36.187179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1T13:25:27.777457083</dc:date>
    <meta:print-date>2011-03-18T12:21:47</meta:print-date>
    <meta:editing-cycles>52</meta:editing-cycles>
    <meta:editing-duration>PT9H15M19S</meta:editing-duration>
    <meta:generator>LibreOffice/4.3.3.2$Linux_X86_64 LibreOffice_project/430m0$Build-2</meta:generator>
    <meta:document-statistic meta:table-count="6" meta:cell-count="327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